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angal2" svg:font-family="Mangal"/>
    <style:font-face style:name="Arial Cyr" svg:font-family="'Arial Cyr'" style:font-family-generic="swiss"/>
    <style:font-face style:name="MS Sans Serif" svg:font-family="'MS Sans Serif'" style:font-family-generic="swiss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8.013cm" fo:margin-left="0cm" fo:margin-right="-0.012cm" table:align="margins" style:writing-mode="lr-tb"/>
    </style:style>
    <style:style style:name="Таблица1.A" style:family="table-column">
      <style:table-column-properties style:column-width="6.544cm" style:rel-column-width="23808*"/>
    </style:style>
    <style:style style:name="Таблица1.B" style:family="table-column">
      <style:table-column-properties style:column-width="2.224cm" style:rel-column-width="8092*"/>
    </style:style>
    <style:style style:name="Таблица1.C" style:family="table-column">
      <style:table-column-properties style:column-width="2.198cm" style:rel-column-width="7997*"/>
    </style:style>
    <style:style style:name="Таблица1.D" style:family="table-column">
      <style:table-column-properties style:column-width="3.013cm" style:rel-column-width="10959*"/>
    </style:style>
    <style:style style:name="Таблица1.E" style:family="table-column">
      <style:table-column-properties style:column-width="2.083cm" style:rel-column-width="7582*"/>
    </style:style>
    <style:style style:name="Таблица1.F" style:family="table-column">
      <style:table-column-properties style:column-width="1.951cm" style:rel-column-width="709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2" style:family="table-row">
      <style:table-row-properties style:min-row-height="0.593cm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8.013cm" fo:margin-left="0cm" fo:margin-right="-0.012cm" table:align="margins" style:writing-mode="lr-tb"/>
    </style:style>
    <style:style style:name="Таблица12.A" style:family="table-column">
      <style:table-column-properties style:column-width="9.077cm" style:rel-column-width="33022*"/>
    </style:style>
    <style:style style:name="Таблица12.B" style:family="table-column">
      <style:table-column-properties style:column-width="8.936cm" style:rel-column-width="32513*"/>
    </style:style>
    <style:style style:name="Таблица12.A1" style:family="table-cell">
      <style:table-cell-properties fo:padding="0.097cm" fo:border="none"/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5.999cm" style:rel-column-width="21840*"/>
    </style:style>
    <style:style style:name="Таблица5.B" style:family="table-column">
      <style:table-column-properties style:column-width="8.313cm" style:rel-column-width="30265*"/>
    </style:style>
    <style:style style:name="Таблица5.C" style:family="table-column">
      <style:table-column-properties style:column-width="3.688cm" style:rel-column-width="13430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bold" fo:background-color="transparent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language="ru" fo:country="RU" fo:font-style="normal" fo:text-shadow="none" style:text-underline-style="solid" style:text-underline-width="auto" style:text-underline-color="font-color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1pt" fo:language="ru" fo:country="RU" fo:font-style="normal" fo:text-shadow="none" style:text-underline-style="none" fo:font-weight="bold" fo:background-color="transparent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0pt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0pt" fo:language="ru" fo:country="RU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0.5pt" fo:font-style="normal" fo:text-shadow="none" style:text-underline-style="none" fo:font-weight="normal" style:font-name-asian="Times New Roman" style:font-size-asian="10.5pt" style:font-style-asian="normal" style:font-weight-asian="normal" style:font-name-complex="Times New Roman" style:font-size-complex="10.5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0.5pt" fo:font-style="normal" fo:text-shadow="none" style:text-underline-style="none" fo:font-weight="normal" style:font-name-asian="Times New Roman" style:font-size-asian="10.5pt" style:font-style-asian="normal" style:font-weight-asian="normal" style:font-name-complex="Times New Roman" style:font-size-complex="10.5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0.5pt" fo:font-style="normal" fo:text-shadow="none" style:text-underline-style="none" fo:font-weight="normal" style:font-name-asian="Tahoma" style:font-size-asian="10.5pt" style:font-style-asian="normal" style:font-weight-asian="normal" style:font-name-complex="Tahoma" style:font-size-complex="10.5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8pt" fo:font-style="normal" fo:text-shadow="none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end" style:justify-single-word="false"/>
      <style:text-properties style:text-outline="false" style:text-line-through-style="none" style:font-name="Times New Roman" fo:font-size="14pt" fo:language="ru" fo:country="RU" fo:font-style="normal" fo:text-shadow="none" style:text-underline-style="none" fo:font-weight="bold" fo:background-color="transparent" style:font-name-asian="Times New Roman" style:font-size-asian="14pt" style:font-style-asian="normal" style:font-weight-asian="bold" style:font-name-complex="Times New Roman" style:font-size-complex="14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4pt" fo:font-style="normal" fo:text-shadow="none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 style:text-emphasize="none" style:text-overline-style="none" style:text-overline-color="font-color"/>
    </style:style>
    <style:style style:name="P22" style:family="paragraph" style:parent-style-name="Standard">
      <style:paragraph-properties fo:text-align="justify" style:justify-single-word="false"/>
      <style:text-properties style:text-outline="false" style:text-line-through-style="none" style:font-name="Mangal" fo:font-size="11pt" fo:font-style="normal" fo:text-shadow="none" style:text-underline-style="none" fo:font-weight="normal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Times New Roman" fo:font-size="10pt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Times New Roman" fo:font-size="10pt" fo:font-style="normal" fo:text-shadow="none" style:text-underline-style="none" fo:font-weight="normal" fo:background-color="transparent" style:font-name-asian="Mangal" style:font-size-asian="10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bold" fo:background-color="transparent" style:font-name-asian="Mangal" style:font-size-asian="12pt" style:font-style-asian="normal" style:font-weight-asian="bold" style:font-name-complex="Mangal" style:font-size-complex="12pt" style:font-style-complex="normal" style:font-weight-complex="bold" style:text-emphasize="none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0pt" fo:background-color="transparent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1pt" fo:language="en" fo:country="US" style:font-size-asian="11pt" style:font-size-complex="11pt"/>
    </style:style>
    <style:style style:name="P29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30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>
        <style:tab-stops>
          <style:tab-stop style:position="13.515cm"/>
        </style:tab-stops>
      </style:paragraph-properties>
      <style:text-properties style:text-outline="false" style:text-line-through-style="none" style:font-name="Times New Roman" fo:font-size="10pt" fo:language="ru" fo:country="RU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32" style:family="paragraph" style:parent-style-name="Text_20_body_20_indent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 fo:hyphenate="false" fo:hyphenation-remain-char-count="2" fo:hyphenation-push-char-count="2"/>
    </style:style>
    <style:style style:name="P33" style:family="paragraph" style:parent-style-name="Standard">
      <style:paragraph-properties fo:margin-left="0.079cm" fo:margin-right="0cm" fo:text-align="justify" style:justify-single-word="false" fo:text-indent="1.251cm" style:auto-text-indent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34" style:family="paragraph" style:parent-style-name="WW-_3f__3f__3f__3f__3f__3f__3f_" style:list-style-name="L1">
      <style:paragraph-properties fo:text-align="start" style:justify-single-wor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font-name-asian="Times New Roman" style:font-name-complex="Times New Roman"/>
    </style:style>
    <style:style style:name="T4" style:family="text">
      <style:text-properties style:text-underline-style="solid" style:text-underline-width="auto" style:text-underline-color="font-color" fo:background-color="transparent"/>
    </style:style>
    <style:style style:name="T5" style:family="text">
      <style:text-properties style:text-underline-style="solid" style:text-underline-width="auto" style:text-underline-color="font-color" fo:background-color="transparent" style:font-name-asian="Times New Roman" style:font-name-complex="Times New Roman"/>
    </style:style>
    <style:style style:name="T6" style:family="text">
      <style:text-properties style:font-name-asian="Times New Roman" style:font-name-complex="Times New Roman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name-asian="Mangal" style:font-weight-asian="normal" style:font-name-complex="Mangal" style:font-weight-complex="normal"/>
    </style:style>
    <style:style style:name="T9" style:family="text">
      <style:text-properties style:text-outline="false" style:text-line-through-style="none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fo:font-style="normal" fo:text-shadow="none" style:text-underline-style="none" style:font-name-asian="Times New Roman" style:font-style-asian="normal" style:font-name-complex="Times New Roman" style:font-style-complex="normal" style:text-emphasize="none" style:text-overline-style="none" style:text-overline-color="font-color"/>
    </style:style>
    <style:style style:name="T11" style:family="text">
      <style:text-properties fo:font-weight="bold" style:font-name-asian="Times New Roman" style:font-weight-asian="bold" style:font-name-complex="Times New Roman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style:text-underline-style="solid" style:text-underline-width="auto" style:text-underline-color="font-color"/>
    </style:style>
    <style:style style:name="T16" style:family="text">
      <style:text-properties fo:language="en" fo:country="US" style:text-underline-style="solid" style:text-underline-width="auto" style:text-underline-color="font-color" style:font-name-asian="Times New Roman" style:font-name-complex="Times New Roman"/>
    </style:style>
    <style:style style:name="T17" style:family="text">
      <style:text-properties fo:language="en" fo:country="US" style:text-underline-style="solid" style:text-underline-width="auto" style:text-underline-color="font-color" fo:background-color="transparent"/>
    </style:style>
    <style:style style:name="T18" style:family="text">
      <style:text-properties fo:language="en" fo:country="US" style:text-underline-style="solid" style:text-underline-width="auto" style:text-underline-color="font-color" fo:background-color="transparent" style:font-name-asian="Times New Roman" style:font-name-complex="Times New Roman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fo:language="en" fo:country="US" style:font-name-asian="Times New Roman" style:font-name-complex="Times New Roman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font-weight="normal" style:font-weight-asian="normal" style:font-weight-complex="normal"/>
    </style:style>
    <style:style style:name="T24" style:family="text">
      <style:text-properties fo:language="ru" fo:country="RU" fo:font-weight="normal" style:font-name-asian="Mangal" style:font-weight-asian="normal" style:font-name-complex="Mangal" style:font-weight-complex="normal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fo:language="en" fo:country="US" style:font-size-asian="12pt" style:font-size-complex="12pt"/>
    </style:style>
    <style:style style:name="T27" style:family="text">
      <style:text-properties fo:background-color="transparent"/>
    </style:style>
    <style:style style:name="T28" style:family="text">
      <style:text-properties fo:background-color="transparent" style:font-name-asian="Times New Roman" style:font-name-complex="Times New Roman"/>
    </style:style>
    <style:style style:name="T29" style:family="text">
      <style:text-properties fo:color="#000000" style:font-name-asian="Times New Roman" style:font-name-complex="Times New Roman"/>
    </style:style>
    <style:style style:name="T30" style:family="text">
      <style:text-properties fo:color="#000000" fo:background-color="transparent" style:font-name-asian="Arial Cyr" style:font-name-complex="Times New Roman"/>
    </style:style>
    <style:style style:name="T31" style:family="text">
      <style:text-properties fo:color="#000000" fo:language="ru" fo:country="RU" fo:background-color="transparent" style:font-name-asian="Arial Cyr" style:font-name-complex="Times New Roman"/>
    </style:style>
    <style:style style:name="T32" style:family="text">
      <style:text-properties fo:color="#000000" fo:language="ru" fo:country="RU" fo:font-weight="bold" fo:background-color="transparent" style:font-name-asian="Arial Cyr" style:font-weight-asian="bold" style:font-name-complex="Times New Roman" style:font-weight-complex="bold"/>
    </style:style>
    <style:style style:name="T33" style:family="text">
      <style:text-properties fo:color="#000000" fo:language="en" fo:country="US" fo:background-color="transparent" style:font-name-asian="Arial Cyr" style:font-name-complex="Times New Roman"/>
    </style:style>
    <style:style style:name="T34" style:family="text">
      <style:text-properties fo:color="#000000" style:font-name-asian="Arial Cyr" style:font-name-complex="Times New Roman"/>
    </style:style>
    <style:style style:name="T35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fo:background-color="transparent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1.25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Приложение </text:p>
      <text:p text:style-name="P23"><text:span text:style-name="T22">к</text:span> договору <text:span text:style-name="T14">$rent_type_genetive$</text:span></text:p>
      <text:p text:style-name="P23">найма жилого помещения </text:p>
      <text:p text:style-name="P24"><text:span text:style-name="T6">№ </text:span><text:span text:style-name="T3">$</text:span><text:span text:style-name="T16">registration_num</text:span><text:span text:style-name="T3">$</text:span><text:span text:style-name="T6"> </text:span>от <text:span text:style-name="T2">$</text:span><text:span text:style-name="T15">registration_date</text:span><text:span text:style-name="T2">$</text:span></text:p>
      <text:p text:style-name="P21">АКТ</text:p>
      <text:p text:style-name="P3">приема – передачи жилого помещения </text:p>
      <text:p text:style-name="P4"/>
      <text:p text:style-name="P4">Иркутская область, город Братск, <text:span text:style-name="T12">$</text:span><text:span text:style-name="T19">registration_date_str</text:span><text:span text:style-name="T12">$</text:span></text:p>
      <text:p text:style-name="P4"><text:s/></text:p>
      <text:p text:style-name="P10">СТОРОНА 1</text:p>
      <text:p text:style-name="P8">Наймодатель - <text:span text:style-name="T7">$</text:span><text:span text:style-name="T20">committee_name</text:span><text:span text:style-name="T7">$, $</text:span><text:span text:style-name="T20">in_face_of</text:span><text:span text:style-name="T7">$</text:span><text:span text:style-name="T8">, </text:span><text:span text:style-name="T24">и</text:span></text:p>
      <text:p text:style-name="P10">СТОРОНА 2 </text:p>
      <text:p text:style-name="P8">Наниматель - <text:span text:style-name="T7">гражданин (ка) $</text:span><text:span text:style-name="T20">tenant_snp</text:span><text:span text:style-name="T7">$, $</text:span><text:span text:style-name="T20">tenant_date_of_birth</text:span><text:span text:style-name="T7">$ </text:span><text:span text:style-name="T23">года рождения,</text:span></text:p>
      <text:p text:style-name="P32"><text:span text:style-name="T29">являющ</text:span><text:span text:style-name="T6">иеся сторонами по договору найма</text:span><text:span text:style-name="T28"> № </text:span><text:span text:style-name="T5">$</text:span><text:span text:style-name="T18">registration_num</text:span><text:span text:style-name="T5">$</text:span><text:span text:style-name="T27"> от </text:span><text:span text:style-name="T4">$</text:span><text:span text:style-name="T17">registration_date</text:span><text:span text:style-name="T4">$</text:span><text:span text:style-name="T27">, </text:span><text:span text:style-name="T6">составили настоящий акт о нижеследующем:</text:span></text:p>
      <text:p text:style-name="P6"/>
      <text:p text:style-name="P33"><text:span text:style-name="T6">Наймодатель сдал, а </text:span>Наниматель принял <text:span text:style-name="T22">муниципальное </text:span><text:span text:style-name="T30">изолированное(ые) жилое(ые) </text:span><text:span text:style-name="T31">помещение(я)</text:span><text:span text:style-name="T32"> — жилой дом</text:span><text:span text:style-name="T30"> (далее - жилое помещение), расположенное</text:span><text:span text:style-name="T33"> </text:span><text:span text:style-name="T31">по адресу: </text:span></text:p>
      <text:list xml:id="list1040600208584013869" text:style-name="L1">
        <text:list-item>
          <text:list>
            <text:list-header>
              <text:p text:style-name="P34"><text:span text:style-name="T34">Российская Федерация, Иркутская область, город Братск, </text:span><text:span text:style-name="T35">$rent_address$</text:span></text:p>
            </text:list-header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rows-spanned="2" office:value-type="string">
            <text:p text:style-name="P12">Общая площадь жилого помещения</text:p>
            <text:p text:style-name="P26"/>
          </table:table-cell>
          <table:table-cell table:style-name="Таблица1.A1" table:number-columns-spanned="2" office:value-type="string">
            <text:p text:style-name="P12"><text:span text:style-name="T22">в</text:span> том числе площадь</text:p>
          </table:table-cell>
          <table:covered-table-cell/>
          <table:table-cell table:style-name="Таблица1.A1" table:number-rows-spanned="2" office:value-type="string">
            <text:p text:style-name="P12">Высота помещений</text:p>
          </table:table-cell>
          <table:table-cell table:style-name="Таблица1.A1" table:number-rows-spanned="2" office:value-type="string">
            <text:p text:style-name="P14">Количество комнат</text:p>
          </table:table-cell>
          <table:table-cell table:style-name="Таблица1.F1" table:number-rows-spanned="2" office:value-type="string">
            <text:p text:style-name="P14">Этажность</text:p>
          </table:table-cell>
        </table:table-row>
        <table:table-row table:style-name="Таблица1.2">
          <table:covered-table-cell/>
          <table:table-cell table:style-name="Таблица1.B2" office:value-type="string">
            <text:p text:style-name="P12">жилая</text:p>
          </table:table-cell>
          <table:table-cell table:style-name="Таблица1.B2" office:value-type="string">
            <text:p text:style-name="P12">подсобная</text:p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B2" office:value-type="string">
            <text:p text:style-name="P9">$<text:span text:style-name="T14">total_area</text:span>$</text:p>
          </table:table-cell>
          <table:table-cell table:style-name="Таблица1.B2" office:value-type="string">
            <text:p text:style-name="P9">$<text:span text:style-name="T14">living_area</text:span>$</text:p>
          </table:table-cell>
          <table:table-cell table:style-name="Таблица1.B2" office:value-type="string">
            <text:p text:style-name="P9">$<text:span text:style-name="T14">additional_area</text:span>$</text:p>
          </table:table-cell>
          <table:table-cell table:style-name="Таблица1.B2" office:value-type="string">
            <text:p text:style-name="P9">$<text:span text:style-name="T14">height</text:span>$</text:p>
          </table:table-cell>
          <table:table-cell table:style-name="Таблица1.B2" office:value-type="string">
            <text:p text:style-name="P25">$rooms_count$</text:p>
          </table:table-cell>
          <table:table-cell table:style-name="Таблица1.F3" office:value-type="string">
            <text:p text:style-name="P11">$<text:span text:style-name="T14">floors</text:span>$</text:p>
          </table:table-cell>
        </table:table-row>
      </table:table>
      <text:p text:style-name="P2">нужное подчеркнуть<text:span text:style-name="T10">: 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">Дом:</text:p>
          </table:table-cell>
          <table:table-cell table:style-name="Таблица12.A1" office:value-type="string">
            <text:p text:style-name="P7">Жилое помещение <text:span text:style-name="T6">оборудовано:</text:span></text:p>
          </table:table-cell>
        </table:table-row>
        <table:table-row>
          <table:table-cell table:style-name="Таблица12.A1" office:value-type="string">
            <text:p text:style-name="P15">1. кирпичный,</text:p>
            <text:p text:style-name="P15">2. крупнопанельный,</text:p>
            <text:p text:style-name="P15">3. блочный,</text:p>
            <text:p text:style-name="P15">4. деревянный, </text:p>
            <text:p text:style-name="P15">5. количество этажей _____</text:p>
            <text:p text:style-name="P17"><text:span text:style-name="T6">6. лифт: <text:s/></text:span><text:s/></text:p>
            <text:p text:style-name="P15"><text:span text:style-name="T22">а)</text:span> есть</text:p>
            <text:p text:style-name="P15"><text:span text:style-name="T22">б)</text:span> нет</text:p>
          </table:table-cell>
          <table:table-cell table:style-name="Таблица12.A1" office:value-type="string">
            <text:p text:style-name="P16">1. водопроводом, </text:p>
            <text:p text:style-name="P16">2. горячим водоснабжением,</text:p>
            <text:p text:style-name="P16">3. канализацией, </text:p>
            <text:p text:style-name="P16">4. отоплением (печным, местным,</text:p>
            <text:p text:style-name="P18"><text:span text:style-name="T6"><text:s text:c="4"/>центральным), </text:span><text:span text:style-name="T13"><text:s/></text:span></text:p>
            <text:p text:style-name="P16">5. электроосвещением,</text:p>
            <text:p text:style-name="P16">6. мусоропроводом,</text:p>
            <text:p text:style-name="P16">7. радиотрансляционной сетью </text:p>
          </table:table-cell>
        </table:table-row>
      </table:table>
      <text:p text:style-name="P29"><text:tab/>С техническим состоянием <text:span text:style-name="T22">жилого помещения </text:span>наниматель ознакомлен. <text:span text:style-name="T9">Жилое помещение пригодно для постоянного проживания. Наймодатель </text:span>передал нанимателю необходимые документы и ключи. </text:p>
      <text:p text:style-name="P30">Стороны претензий не имеют.</text:p>
      <text:p text:style-name="P6"/>
      <text:p text:style-name="P8">Подписи сторон:</text:p>
      <text:p text:style-name="P6"/>
      <text:p text:style-name="P22"><text:span text:style-name="T1">Наймодатель</text:span>:</text:p>
      <text:p text:style-name="P7"><text:span text:style-name="T21">$committee_name$</text:span><text:span text:style-name="T6"> город Братск, жилой район Центральный, проспект Ленина, дом </text:span>№ <text:s/>37</text:p>
      <text:p text:style-name="P6"/>
      <text:p text:style-name="P6">__________________________ /_______________<text:span text:style-name="T25">$</text:span><text:span text:style-name="T26">chairman_snp</text:span><text:span text:style-name="T25">$</text:span></text:p>
      <text:p text:style-name="P19"><text:s text:c="61"/>(подпись, м.п.)</text:p>
      <text:p text:style-name="P7"><text:span text:style-name="T11">Наниматель</text:span>: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3">ФИО</text:p>
          </table:table-cell>
          <table:table-cell table:style-name="Таблица5.A1" office:value-type="string">
            <text:p text:style-name="P13">Паспортные данные</text:p>
          </table:table-cell>
          <table:table-cell table:style-name="Таблица5.C1" office:value-type="string">
            <text:p text:style-name="P13">Подпись</text:p>
          </table:table-cell>
        </table:table-row>
        <table:table-row>
          <table:table-cell table:style-name="Таблица5.A2" office:value-type="string">
            <text:p text:style-name="P28">$tenant_snp$</text:p>
          </table:table-cell>
          <table:table-cell table:style-name="Таблица5.A2" office:value-type="string">
            <text:p text:style-name="P28">$tenant_document$</text:p>
          </table:table-cell>
          <table:table-cell table:style-name="Таблица5.C2" office:value-type="string">
            <text:p text:style-name="P27"/>
          </table:table-cell>
        </table:table-row>
      </table:table>
      <text:p text:style-name="P5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angal2" svg:font-family="Mangal"/>
    <style:font-face style:name="Arial Cyr" svg:font-family="'Arial Cyr'" style:font-family-generic="swiss"/>
    <style:font-face style:name="MS Sans Serif" svg:font-family="'MS Sans Serif'" style:font-family-generic="swiss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au_3f_iue72" style:display-name="Iau?iue72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Arial1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="100%" fo:margin-left="7.62cm" fo:margin-right="0cm" fo:margin-top="0cm" fo:margin-bottom="0cm" fo:text-indent="0cm" style:auto-text-indent="false"/>
      <style:text-properties fo:font-size="11pt" style:font-size-asian="11pt"/>
    </style:style>
    <style:style style:name="WW-_3f__3f__3f__3f__3f__3f__3f_" style:display-name="WW-???????" style:family="paragraph">
      <style:paragraph-properties fo:hyphenation-ladder-count="no-limit"/>
      <style:text-properties style:use-window-font-color="true" style:font-name="MS Sans Serif" fo:font-size="12pt" fo:language="ru" fo:country="RU" style:letter-kerning="true" style:font-name-asian="MS Sans Serif" style:font-size-asian="12pt" style:language-asian="zh" style:country-asian="CN" style:font-name-complex="MS Sans Serif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Times New Roman" style:font-name-asian="Courier New" style:font-name-complex="Courier New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5:26:23.50</meta:creation-date>
    <meta:editing-duration>PT30M22S</meta:editing-duration>
    <meta:editing-cycles>4</meta:editing-cycles>
    <meta:generator>OpenOffice.org/3.4.1$Win32 OpenOffice.org_project/341m1$Build-9593</meta:generator>
    <dc:date>2014-11-05T13:00:32.90</dc:date>
    <meta:document-statistic meta:table-count="3" meta:image-count="0" meta:object-count="0" meta:page-count="1" meta:paragraph-count="60" meta:word-count="192" meta:character-count="1730"/>
  </office:meta>
</office:document-meta>
</file>